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enerating the PyOpenGL Docs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 text:style-name="P2">Hey, you got Python in my XML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 text:style-name="P1">How I Stopped Worrying About Efficiency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And used Python to process XM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n Exploration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ElementTree</text:p>
            <text:p text:style-name="P1">(lxml.etree)</text:p>
            <text:p text:style-name="P1"/>
            <text:p text:style-name="P1">and </text:p>
            <text:p text:style-name="P1"/>
            <text:p text:style-name="P1">Kid XML Templating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e Task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Merge Python-specific Information</text:p>
            <text:p text:style-name="P1">into </text:p>
            <text:p text:style-name="P1">OpenGL.org's Man-page Docu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Detail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Docbook XML “Fragment” Files (434 files)</text:p>
            <text:p text:style-name="P1">Embedded Math ML</text:p>
            <text:p text:style-name="P1">“Driver” Documents</text:p>
            <text:p text:style-name="P1">Python-specific API (live introspection)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Original Solution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Java (uh-oh)</text:p>
            <text:p text:style-name="P1">Saxon</text:p>
            <text:p text:style-name="P1">Docbook-XSL</text:p>
            <text:p text:style-name="P1">Sun Resolver</text:p>
            <text:p text:style-name="P1">Oasis XML Catalogs (setup req'd)</text:p>
            <text:p text:style-name="P1">MathML DTD (setup req'd)</text:p>
            <text:p text:style-name="P1">MathML XSL Stylesheets</text:p>
            <text:p text:style-name="P1"/>
            <text:p text:style-name="P1">Custom XSL to join, merge and proces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Resulting Problem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Did I mention Java and XSL?</text:p>
            <text:p text:style-name="P1"/>
            <text:p text:style-name="P1">Fragile configur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ay too Slow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 text:style-name="P1">Loading huge document</text:p>
            <text:p text:style-name="P1"/>
            <text:p text:style-name="P1">Profligate XPath queries</text:p>
            <text:p text:style-name="P1"/>
            <text:p text:style-name="P1">Run time: &gt;70m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ay too Difficult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No easy way to alter results</text:p>
            <text:p text:style-name="P1">Python-specific content required DocBook</text:p>
            <text:p text:style-name="P1"/>
            <text:p text:style-name="P1">Post-processing required to add Pythonic data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ang Performance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Need something we can keep up to date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mall Bite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Read Individual Documents</text:p>
            <text:p text:style-name="P1"/>
            <text:p text:style-name="P1">Model from Document (where interesting)</text:p>
            <text:p text:style-name="P1"/>
            <text:p text:style-name="P1">Index in Python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Read How?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from lxml import etree as ET</text:p>
            <text:p text:style-name="P1">tree = ET.XML( data )</text:p>
            <text:p text:style-name="P1"/>
            <text:p text:style-name="P1">tree = ET.parse( filename )</text:p>
            <text:p text:style-name="P1">tree = ET.parse( file_like_object )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ropriety Counts!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XML is the land of the anal-retentive</text:p>
            <text:p text:style-name="P1"/>
            <text:p text:style-name="P1">Namespace declarations are key if you want to process real docum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Node Type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node = ET.Element( '{namespace}tagname' )</text:p>
            <text:p text:style-name="P1"/>
            <text:p text:style-name="P1">node.tag == '{namespace}tagname'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Node Content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for x in node:</text:p>
            <text:p text:style-name="P1">node[i:j]</text:p>
            <text:p text:style-name="P1">node.remove( child_node )</text:p>
            <text:p text:style-name="P1">node.index( child_node )</text:p>
            <text:p text:style-name="P1">node.append( child_node )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ext Content and Tail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content = '&lt;node&gt;a&lt;child&gt;b&lt;/child&gt;c&lt;/node&gt;'</text:p>
            <text:p text:style-name="P1">tree = ET.XML( content )</text:p>
            <text:p text:style-name="P1"/>
            <text:p text:style-name="P1">node.text == 'a'</text:p>
            <text:p text:style-name="P1">child.text == 'b'</text:p>
            <text:p text:style-name="P1"/>
            <text:p text:style-name="P1"># note that this is <text:span text:style-name="T1">not</text:span> inside child!</text:p>
            <text:p text:style-name="P1">child.tail == 'c'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ttribute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.get( key )</text:p>
            <text:p text:style-name="P1">.set( key )</text:p>
            <text:p text:style-name="P1">.keys()</text:p>
            <text:p text:style-name="P1">.items()</text:p>
            <text:p text:style-name="P1"/>
            <text:p text:style-name="P1">Note: namespace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rocessing Approache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Search vs. Recurs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hy Search?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Search better for “interpretation” tasks</text:p>
            <text:p text:style-name="P1"/>
            <text:p text:style-name="P1">Find all “definitions” and register them</text:p>
            <text:p text:style-name="P1">Find all “references” and register th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hy Recursive Processing?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Recursive better for “transformation” tasks</text:p>
            <text:p text:style-name="P1"/>
            <text:p text:style-name="P1">Convert this to a that</text:p>
            <text:p text:style-name="P1">Process <text:span text:style-name="T2">all</text:span> children deciding what to do with them</text:p>
            <text:p text:style-name="P1">Filter, modify, rewri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earching (XPath)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lxml.etree-specific (not standard)</text:p>
            <text:p text:style-name="P1"/>
            <text:p text:style-name="P1">Convenient, but use with caution</text:p>
            <text:p text:style-name="P1"/>
            <text:p text:style-name="P1">nodes = node.xpath( './/d:nodetype', {'d':'namespace_url'} )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XPath Paths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 text:style-name="P1">'//something' =&gt; anywhere in document</text:p>
            <text:p text:style-name="P1">'.//something' =&gt; descendant of current</text:p>
            <text:p text:style-name="P1"/>
            <text:p text:style-name="P1">'./something' =&gt; direct child of current</text:p>
            <text:p text:style-name="P1">'./something/*' =&gt; direct children of someth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mpound Paths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 text:style-name="P1">'.//something/other' =&gt; descendent “other” with direct parent “something”</text:p>
            <text:p text:style-name="P1"/>
            <text:p text:style-name="P1">'.//something//other' =&gt; descendant “other” with intermediate ancestor “something”</text:p>
            <text:p text:style-name="P1"/>
            <text:p text:style-name="P1">'.//something/*/other' =&gt; others with something as grandpar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XPath Qualifier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'./something[1]' =&gt; first something child</text:p>
            <text:p text:style-name="P1">'./something[last()]' =&gt; last something child</text:p>
            <text:p text:style-name="P1"/>
            <text:p text:style-name="P1">“./something[text()='blah']” =&gt; where content is</text:p>
            <text:p text:style-name="P1"/>
            <text:p text:style-name="P1">'.//[@id=”this”]' =&gt; where id attribute is this</text:p>
            <text:p text:style-name="P1"/>
            <text:p text:style-name="P1">(contains, starts-with)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For each Document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Load document</text:p>
            <text:p text:style-name="P1">Search for interesting “sections”</text:p>
            <text:p text:style-name="P1">Convert “interesting” sections to Model objects</text:p>
            <text:p text:style-name="P1">(Model includes indexing)</text:p>
            <text:p text:style-name="P1"/>
            <text:p text:style-name="P1">Retain remaining sections as XML content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Pythonic Data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Load the Python modules/objects</text:p>
            <text:p text:style-name="P1"/>
            <text:p text:style-name="P1">Use introspection to produce Model objects</text:p>
            <text:p text:style-name="P1">(attach to model objects previously created)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Now What?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Create tags in ElementTree?</text:p>
            <text:p text:style-name="P1"/>
            <text:p text:style-name="P1">I don't think so.</text:p>
            <text:p text:style-name="P1">This is page layout!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Kid to the Rescue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Happens to be based on ElementTree</text:p>
            <text:p text:style-name="P1">(though not lxml.etree)</text:p>
            <text:p text:style-name="P1"/>
            <text:p text:style-name="P1">Doesn't actually matter for this applic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emplate Functions Matter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Kid (and Genshi) let you define XML functions</text:p>
            <text:p text:style-name="P1"/>
            <text:p text:style-name="P1">Reusable template fragments</text:p>
            <text:p text:style-name="P1">Pass in Python objects (model)</text:p>
            <text:p text:style-name="P1"/>
            <text:p text:style-name="P1">ElementTree elements are also Python objects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Dispatch Fragments on Type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Model objects displayed with simple templates</text:p>
            <text:p text:style-name="P1"/>
            <text:p text:style-name="P1">Uninteresting markup uses recursive transformation (divs and spans from tag names)</text:p>
            <text:p text:style-name="P1"/>
            <text:p text:style-name="P1">Somewhat interesting markup uses special fragments (e.g. make cross-refs anchors)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Iterate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CSS</text:p>
            <text:p text:style-name="P1">Tweaking</text:p>
            <text:p text:style-name="P1">Index File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dvantages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Much faster (70s vs &gt;70m)</text:p>
            <text:p text:style-name="P1">Far easier to control output</text:p>
            <text:p text:style-name="P1">Far easier to set up</text:p>
            <text:p text:style-name="P1"/>
            <text:p text:style-name="P1">&lt; 1200 lines of code including <text:span text:style-name="T1">everythi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You got Python in my XML!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Happy processing :) .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fill="solid" draw:fill-color="#b84700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presentation:style-name="pr1" draw:text-style-name="P3" draw:layer="backgroundobjects" svg:width="28cm" svg:height="4.5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layer="backgroundobjects" svg:width="25.199cm" svg:height="3.506cm" svg:x="1.4cm" svg:y="0.837cm" presentation:class="title">
        <draw:text-box>
          <text:p text:style-name="P4"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5" draw:layer="backgroundobjects" svg:width="8.875cm" svg:height="1.448cm" svg:x="9.576cm" svg:y="19.131cm" presentation:class="footer">
        <draw:text-box>
          <text:p text:style-name="P5"><presentation:footer/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1T16:15:35</meta:creation-date>
    <dc:date>2008-10-21T18:42:07</dc:date>
    <meta:editing-cycles>29</meta:editing-cycles>
    <meta:editing-duration>PT2H26M32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